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pitch="variable"/>
    <style:font-face style:name="Arial Unicode MS" svg:font-family="'Arial Unicode MS'" style:font-family-generic="system" style:font-pitch="variable"/>
    <style:font-face style:name="Bai Jamjuree" svg:font-family="'Bai Jamjuree'" style:font-pitch="variable"/>
    <style:font-face style:name="F" svg:font-family="" style:font-family-generic="roman"/>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728in"/>
    </style:style>
    <style:style style:name="ro1" style:family="table-row">
      <style:table-row-properties style:row-height="2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text-properties style:font-name="Bai Jamjuree" fo:font-size="12pt" style:font-size-asian="12pt" style:font-size-complex="12pt"/>
    </style:style>
    <style:style style:name="ce2" style:family="table-cell" style:parent-style-name="Default">
      <style:text-properties style:font-name="Bai Jamjuree" fo:font-size="12pt" style:font-size-asian="12pt" style:font-size-complex="12pt"/>
    </style:style>
    <style:style style:name="ce4" style:family="table-cell" style:parent-style-name="Default">
      <style:table-cell-properties fo:wrap-option="no-wrap"/>
      <style:text-properties style:use-window-font-color="true" style:text-outline="false" style:text-line-through-style="none" style:text-line-through-type="none" style:font-name="AppleSystemUIFont" fo:font-size="13pt" fo:language="en" fo:country="US"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AppleSystemUIFont"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style:font-name="AppleSystemUIFont" fo:font-weight="normal" fo:language="en" fo:country="US" style:language-asian="zh" style:country-asian="CN" style:language-complex="hi" style:country-complex="IN" style:font-name-complex="AppleSystemUIFont" style:font-size-asian="12pt" style:font-size-complex="12pt" fo:font-size="13pt" style:letter-kerning="true" style:font-name-asian="F"/>
    </style:style>
    <style:style style:name="T2" style:family="text">
      <style:text-properties style:font-name="AppleSystemUIFont" style:font-name-complex="AppleSystemUIFont" fo:font-size="13pt" style:letter-kerning="true" style:font-name-asian="F"/>
    </style:style>
    <style:style style:name="T3" style:family="text">
      <style:text-properties style:use-window-font-color="true" fo:font-weight="normal" fo:language="en" fo:country="US" style:language-asian="zh" style:country-asian="CN" style:language-complex="hi" style:country-complex="IN" style:font-size-asian="12pt" style:font-size-complex="12pt" fo:font-size="13pt" style:letter-kerning="true"/>
    </style:style>
    <style:style style:name="T4" style:family="text">
      <style:text-properties style:use-window-font-color="true" style:font-name="AppleSystemUIFont" fo:font-weight="normal" style:text-line-through-type="none" fo:language="en" fo:country="US" style:language-asian="zh" style:country-asian="CN" style:language-complex="hi" style:country-complex="IN" style:font-name-complex="AppleSystemUIFont" style:font-size-asian="12pt" style:font-size-complex="12pt" fo:font-size="13pt" style:letter-kerning="true" style:font-name-asian="F"/>
    </style:style>
    <style:style style:name="T5" style:family="text">
      <style:text-properties style:use-window-font-color="true" fo:font-weight="normal" style:text-line-through-type="none" fo:language="en" fo:country="US" style:language-asian="zh" style:country-asian="CN" style:language-complex="hi" style:country-complex="IN" style:font-name-complex="AppleSystemUIFont" style:font-size-asian="12pt" style:font-size-complex="12pt" style:font-name="AppleSystemUIFont" fo:font-size="13pt" style:letter-kerning="true" style:font-name-asian="F"/>
    </style:style>
    <style:style style:name="T6" style:family="text">
      <style:text-properties style:font-name="AppleSystemUIFont" style:font-name-complex="AppleSystemUIFont" style:font-size-asian="12pt" style:font-size-complex="12pt" fo:font-size="13pt" style:letter-kerning="true" style:font-name-asian="F"/>
    </style:style>
    <style:style style:name="T7" style:family="text">
      <style:text-properties style:font-size-asian="12pt" style:font-size-complex="12pt" fo:font-size="13pt" style:letter-kerning="true" style:font-name-asian="F" style:use-window-font-color="true" fo:font-weight="normal" style:text-line-through-type="none" fo:font-style="normal" fo:language="en" fo:country="US" style:language-asian="zh" style:country-asian="CN" style:language-complex="hi" style:country-complex="IN" style:font-style-complex="normal" style:font-name="AppleSystemUIFont" style:font-name-complex="AppleSystemUIFont"/>
    </style:style>
    <style:style style:name="T8" style:family="text">
      <style:text-properties style:use-window-font-color="true" style:font-name="AppleSystemUIFont" fo:font-weight="normal" style:text-line-through-type="none" fo:font-style="normal" fo:language="en" fo:country="US" style:language-asian="zh" style:country-asian="CN" style:language-complex="hi" style:country-complex="IN" style:font-name-complex="AppleSystemUIFont" style:font-size-asian="12pt" style:font-size-complex="12pt" fo:font-size="13pt" style:letter-kerning="true" style:font-name-asian="F"/>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1" table:number-columns-repeated="4" table:default-cell-style-name="ce1"/>
        <table:table-row table:style-name="ro1">
          <table:table-cell office:value-type="string" calcext:value-type="string">
            <text:p>postNumber</text:p>
          </table:table-cell>
          <table:table-cell office:value-type="string" calcext:value-type="string">
            <text:p>title</text:p>
          </table:table-cell>
          <table:table-cell office:value-type="string" calcext:value-type="string">
            <text:p>featureCount</text:p>
          </table:table-cell>
          <table:table-cell office:value-type="string" calcext:value-type="string">
            <text:p>location</text:p>
          </table:table-cell>
          <table:table-cell office:value-type="string" calcext:value-type="string">
            <text:p>date</text:p>
          </table:table-cell>
          <table:table-cell office:value-type="string" calcext:value-type="string">
            <text:p>content</text:p>
          </table:table-cell>
        </table:table-row>
        <table:table-row table:style-name="ro1">
          <table:table-cell table:style-name="ce2" office:value-type="float" office:value="9" calcext:value-type="float">
            <text:p>9</text:p>
          </table:table-cell>
          <table:table-cell office:value-type="string" calcext:value-type="string">
            <text:p>scrap sling</text:p>
          </table:table-cell>
          <table:table-cell office:value-type="float" office:value="0" calcext:value-type="float">
            <text:p>0</text:p>
          </table:table-cell>
          <table:table-cell office:value-type="string" calcext:value-type="string">
            <text:p>seattle, wa</text:p>
          </table:table-cell>
          <table:table-cell office:value-type="float" office:value="2025" calcext:value-type="float">
            <text:p>2025</text:p>
          </table:table-cell>
          <table:table-cell office:value-type="string" calcext:value-type="string">
            <text:p><text:span text:style-name="T1">This was my last sewing project of winter 2024: a cross-body, medium capacity cycling bag. The idea was to create a bag that could carry everything necessary for a full day outside the house, but keep it small enough to comfortably wear while biking. I designed it with dedicated internal pockets and maximized external storage though netting and cinch straps. The size and general shape were initially prototyped, with fabric choice, details, and hardware then chosen during the construction process. </text:span></text:p>
            <text:p><text:span text:style-name="T1"/></text:p>
            <text:p><text:span text:style-name="T1">I have reached the point in gear sewing where I have a substantial amount of leftover fabric, straps, and buckles from previous projects. I wanted to make this bag entirely out of scrap materials to divert these small pieces from the waste stream and as a creative challenge. The final bag turned out close to what I had envisioned. It is slightly less structured than I imagined, which was due to the use of low denier fabrics, but holds its shape well when filled. </text:span></text:p>
            <text:p><text:span text:style-name="T1"/></text:p>
            <text:p><text:span text:style-name="T1">The bag features a single large enclosure with five internal pockets, a zipper front pocket, two side pockets, shock cord netting on top, bottom cinch straps, U-Lock holster, bike handlebar mounts, shoulder stabilizer strap, and adjustable center buckle </text:span></text:p>
            <text:p><text:span text:style-name="T1"/></text:p>
            <text:p><text:span text:style-name="T1">Main bag: reclaimed 420D Robic + 5oz + 2.9oz Dyneema </text:span></text:p>
            <text:p><text:span text:style-name="T1">Lining: ECOPAK EPX200 </text:span></text:p>
            <text:p><text:span text:style-name="T1">Top + Bottom: 210D Dyneema Gridstop</text:span></text:p>
          </table:table-cell>
        </table:table-row>
        <table:table-row table:style-name="ro1">
          <table:table-cell office:value-type="float" office:value="8" calcext:value-type="float">
            <text:p>8</text:p>
          </table:table-cell>
          <table:table-cell office:value-type="string" calcext:value-type="string">
            <text:p>ride round mt rainier</text:p>
          </table:table-cell>
          <table:table-cell office:value-type="float" office:value="1" calcext:value-type="float">
            <text:p>1</text:p>
          </table:table-cell>
          <table:table-cell office:value-type="string" calcext:value-type="string">
            <text:p>cascades</text:p>
          </table:table-cell>
          <table:table-cell office:value-type="float" office:value="2024" calcext:value-type="float">
            <text:p>2024</text:p>
          </table:table-cell>
          <table:table-cell office:value-type="string" calcext:value-type="string">
            <text:p><text:span text:style-name="T2">road crunched: 160.02 miles </text:span></text:p>
            <text:p><text:span text:style-name="T2">hills climbed: ~9,700 feet </text:span></text:p>
            <text:p><text:span text:style-name="T2">time passed: 10.75 hours </text:span></text:p>
            <text:p><text:span text:style-name="T2">sugar consumed: roughly 400g </text:span></text:p>
            <text:p><text:span text:style-name="T2"/></text:p>
            <text:p><text:span text:style-name="T2">This august, I biked around Mt Rainer in the course of one day. The route is typically done as part of the race: Ride Around Mount Rainier in One Day (RAMROD) and is the shortest complete circumnavigation of the 14,410’ volcano on paved roads. Since the race was not taking place in 2024, I decided to attempt the ride solo and unsupported. I began at sunrise in Enumclaw traveling clockwise so the majority of the elevation gain would be in the first half of the day. The first 80 miles consisted of peaceful, backroad climbing to Cayuse pass, entering the park, and then reaching the high point at 5400ft. I got to the Paradise Inn feeling equally euphoric and depleted. I had told myself that reaching this halfway point would be my marker of success for the trip and going forward, I could bail whenever was necessary. </text:span></text:p>
            <text:p><text:span text:style-name="T2"/></text:p>
            <text:p><text:span text:style-name="T2">The descent down Longmire was a delightful demonstration of potential energy, until my rear hub broke and I was no longer able to coast. The remaining 60 miles of the route, I had to keep the petals in constant motion to prevent the back wheel from emminating a nasty grinding sound. Pure momentum pushed me through to the starting point, arriving just after sunset. The visual and mental perspective offered by circuiting a landmass this size was humbling. This was my longest ride to date, and a massive personal accomplishment for my long distance cycling endeavors. </text:span></text:p>
          </table:table-cell>
        </table:table-row>
        <table:table-row table:style-name="ro1">
          <table:table-cell office:value-type="float" office:value="7" calcext:value-type="float">
            <text:p>7</text:p>
          </table:table-cell>
          <table:table-cell office:value-type="string" calcext:value-type="string">
            <text:p>sky to sea</text:p>
          </table:table-cell>
          <table:table-cell office:value-type="float" office:value="1" calcext:value-type="float">
            <text:p>1</text:p>
          </table:table-cell>
          <table:table-cell office:value-type="string" calcext:value-type="string">
            <text:p>whistler, bc</text:p>
          </table:table-cell>
          <table:table-cell office:value-type="float" office:value="2024" calcext:value-type="float">
            <text:p>2024</text:p>
          </table:table-cell>
          <table:table-cell office:value-type="string" calcext:value-type="string">
            <text:p><text:span text:style-name="T2">67 miles + 5634 feet + 2 days </text:span></text:p>
            <text:p><text:span text:style-name="T2"/></text:p>
            <text:p><text:span text:style-name="T2">Continuously, I aspire to take these wheels further off pavement and onto the dirt and rocks where they belong. This was their first majority singletrack trip and my first excursion in british columbia. The sea to sky route follows the cheakamus, squamish, and green rivers, starting in the coast range and ending in the howe sound. It alternates between deeply forested roads and riverside singletrack, which provided an exhilarating ride on a rigid-framed gravel bike. The route is still incomplete so there were sections of shoulder riding and stretches were the trail was too chunky to ride through and had to be hiked. Overall the trip was a success, although the increasingly predictable smoke of the late summer pacific northwest added an unwelcome visual and aromatic effect. I would highly recommend this route for a short and punchy overnight trip. </text:span></text:p>
          </table:table-cell>
        </table:table-row>
        <table:table-row table:style-name="ro1">
          <table:table-cell office:value-type="float" office:value="6" calcext:value-type="float">
            <text:p>6</text:p>
          </table:table-cell>
          <table:table-cell office:value-type="string" calcext:value-type="string">
            <text:p>sound cycling</text:p>
          </table:table-cell>
          <table:table-cell office:value-type="float" office:value="10" calcext:value-type="float">
            <text:p>10</text:p>
          </table:table-cell>
          <table:table-cell office:value-type="string" calcext:value-type="string">
            <text:p>puget sound</text:p>
          </table:table-cell>
          <table:table-cell office:value-type="float" office:value="2024" calcext:value-type="float">
            <text:p>2024</text:p>
          </table:table-cell>
          <table:table-cell table:style-name="ce4" office:value-type="string" calcext:value-type="string">
            <text:p><text:span text:style-name="T3">I moved to Seattle this past year in large part to have access to the abundance of bikepacking routes within the pacific northwest. Meandering the routes across the olympic/cascades mountains and the islands of the pudget sound, I wanted to document these trips cartographically. This cycling analysis project uses python scrips to pull gpx data from the strava api and convert it into geojson tracks. Those routes are then displayed on the leaflet map. Hover over a route to see more information</text:span></text:p>
          </table:table-cell>
        </table:table-row>
        <table:table-row table:style-name="ro1">
          <table:table-cell office:value-type="float" office:value="5" calcext:value-type="float">
            <text:p>5</text:p>
          </table:table-cell>
          <table:table-cell office:value-type="string" calcext:value-type="string">
            <text:p>handlebar bag</text:p>
          </table:table-cell>
          <table:table-cell office:value-type="float" office:value="0" calcext:value-type="float">
            <text:p>0</text:p>
          </table:table-cell>
          <table:table-cell office:value-type="string" calcext:value-type="string">
            <text:p>seattle, wa</text:p>
          </table:table-cell>
          <table:table-cell office:value-type="float" office:value="2024" calcext:value-type="float">
            <text:p>2024</text:p>
          </table:table-cell>
          <table:table-cell office:value-type="string" calcext:value-type="string">
            <text:p><text:span text:style-name="T1">For this sewing project, I created an unwieldy, high-volume handlebar bag as the latest addition to my bikepacking kit. Made from waterproof technical fabric, I intentionally reversed the face to show the striking, geometric lamination. The final bag went thorough several iterations to minimize rocking during intense climbs and allow ease of access to top and side pockets on my drop-bar bike. </text:span></text:p>
            <text:p><text:span text:style-name="T1"/></text:p>
            <text:p><text:span text:style-name="T1">This bag was my first project made without a pattern or prototyping. I decided on the rough sizing for the bag, and then worked backwards to determine the shape and size of each pattern piece. I enjoy working on open ended projects both because of the space it provides for customization as well as the mental challenge of sewing without knowing the end product. Sewing in this way I’ve found requires careful attention to the order of operations. I often had to think multiple steps ahead to determine how pieces would be connected before deciding their form or dimensions. </text:span></text:p>
            <text:p><text:span text:style-name="T1"/></text:p>
            <text:p><text:span text:style-name="T1">The bag features a large main compartment with drawstring closure, zippered side and top pockets, fiberglass stabilization and structural reinforcements, and numerous attachment points. </text:span></text:p>
            <text:p><text:span text:style-name="T1"/></text:p>
            <text:p><text:span text:style-name="T1">Main bag: RX30 X-PAC </text:span></text:p>
            <text:p><text:span text:style-name="T1">Lining: 420D Robic </text:span></text:p>
            <text:p><text:span text:style-name="T1">Frame: upcycled tent pole and cutting board</text:span></text:p>
          </table:table-cell>
        </table:table-row>
        <table:table-row table:style-name="ro1">
          <table:table-cell office:value-type="float" office:value="4" calcext:value-type="float">
            <text:p>4</text:p>
          </table:table-cell>
          <table:table-cell office:value-type="string" calcext:value-type="string">
            <text:p>music reqs</text:p>
          </table:table-cell>
          <table:table-cell office:value-type="float" office:value="0" calcext:value-type="float">
            <text:p>0</text:p>
          </table:table-cell>
          <table:table-cell office:value-type="string" calcext:value-type="string">
            <text:p>seattle, wa</text:p>
          </table:table-cell>
          <table:table-cell office:value-type="float" office:value="2024" calcext:value-type="float">
            <text:p>2024</text:p>
          </table:table-cell>
          <table:table-cell office:value-type="string" calcext:value-type="string">
            <text:p><text:span text:style-name="T4">The recommendation algorithms of music streaming platforms have become increasingly personalized to the point of only suggesting music within the genres a user already likes. These algorithms are to the detriment of music taste expansion and listening as an actively engaged activity. This music recommendation application serves to broaden music discovery through anonymization of the algorithm requests. The application takes an input artist and fetches a playlist of related songs controlled for popularity. Songs can be previewed and either removed or added to the recommendation seed to shift the playlist towards that sound. Completed playlists are then saved to the users spotify account. </text:span></text:p>
            <text:p><text:span text:style-name="T4"/></text:p>
            <text:p><text:span text:style-name="T4">This project was made using the python flask library for the application GUI and functionality. Requests are made to the spotify API and stored locally. The project demonstrates flask web development, implementation of authorization schemas, and interaction with RESTful APIs. See the github repo linked on about page.</text:span></text:p>
          </table:table-cell>
        </table:table-row>
        <table:table-row table:style-name="ro1">
          <table:table-cell office:value-type="float" office:value="3" calcext:value-type="float">
            <text:p>3</text:p>
          </table:table-cell>
          <table:table-cell office:value-type="string" calcext:value-type="string">
            <text:p><text:s/>overnight pack</text:p>
          </table:table-cell>
          <table:table-cell office:value-type="float" office:value="0" calcext:value-type="float">
            <text:p>0</text:p>
          </table:table-cell>
          <table:table-cell office:value-type="string" calcext:value-type="string">
            <text:p>asheville, nc</text:p>
          </table:table-cell>
          <table:table-cell office:value-type="float" office:value="2023" calcext:value-type="float">
            <text:p>2023</text:p>
          </table:table-cell>
          <table:table-cell office:value-type="string" calcext:value-type="string">
            <text:p><text:span text:style-name="T5">This bag is the first piece of technical outdoor gear I’ve sewn. It happened immediately on the heels of discovering the make-your-own-gear (myog) community and the almost limitless possibilities of home-sewn gear. In my mind and I imagine many others, there is a disconnect between the things we use and how they are made. This introduction to the concept of home-sewn gear lifted the illusion that technical bags required hyper-specialized machinery to manufacture. </text:span></text:p>
            <text:p><text:span text:style-name="T5"/></text:p>
            <text:p><text:span text:style-name="T5">Motivated by the creative potential and utility sewing offers, I decided to establish the fundamentals with a basic ultralight backpacking bag. I didn’t yet have the knowledge to make a custom pattern, so I prototyped the bag off a popular design by hyperlite mountain gear. Referencing detailed measurements and diagrams taken from an existing bag, I recreated the design using similar high-performance fabrics and notions. The bag presented logistical hurdles being made on a non-industrial sewing machine, but I made accommodations through altering the design. The first iteration was mistakenly made with all purpose nylon thread. After a few months of daily use, the seams began to unravel rendering the bag useless. </text:span></text:p>
            <text:p><text:span text:style-name="T5"/></text:p>
            <text:p><text:span text:style-name="T5">With a week long backpacking trip on the benton mackaye trail approaching, I dissected the bag down to its individual components, made some alternations to the internal frame, and resewed it using high-performance thread. The bag has now held up over 800 miles in its current iteration and continues to function well. There are many changes I would make, which have already begun informing the design for my second backpacking pack.</text:span></text:p>
            <text:p><text:span text:style-name="T5"/></text:p>
            <text:p><text:span text:style-name="T5">Main bag: 2.9oz + 5oz dyneema composite</text:span></text:p>
            <text:p><text:span text:style-name="T5">Pockets: 210D dyneema ripstop</text:span></text:p>
            <text:p><text:span text:style-name="T5">Shouler + hipstraps: upcycled yoga mat + spacer mesh</text:span></text:p>
            <text:p><text:span text:style-name="T5">material cost: &lt;80 usd</text:span></text:p>
          </table:table-cell>
        </table:table-row>
        <table:table-row table:style-name="ro1">
          <table:table-cell office:value-type="float" office:value="2" calcext:value-type="float">
            <text:p>2</text:p>
          </table:table-cell>
          <table:table-cell office:value-type="string" calcext:value-type="string">
            <text:p>alps</text:p>
          </table:table-cell>
          <table:table-cell office:value-type="float" office:value="4" calcext:value-type="float">
            <text:p>4</text:p>
          </table:table-cell>
          <table:table-cell office:value-type="string" calcext:value-type="string">
            <text:p>belluno, italy</text:p>
          </table:table-cell>
          <table:table-cell office:value-type="float" office:value="2023" calcext:value-type="float">
            <text:p>2023</text:p>
          </table:table-cell>
          <table:table-cell office:value-type="string" calcext:value-type="string">
            <text:p><text:span text:style-name="T6">Length: around </text:span><text:span text:style-name="T7">375 mi</text:span></text:p>
            <text:p><text:span text:style-name="T6">Height: roughly 98,000 ft of elevation gain</text:span></text:p>
            <text:p><text:span text:style-name="T6">Width: 4 weeks of walking + rest days</text:span></text:p>
            <text:p><text:span text:style-name="T6"/></text:p>
            <text:p><text:span text:style-name="T6">Nothing parallels walking alone in the mountains. For me, only backcountry solitude so acutely conjures the sense of being strikingly in my own body and mind. Following a desire for an extended period of wandering and reflection, I formed a plan for a four part solo trek in the eastern alps. The trip would consist of: the tour du mont blanc, a tour of vanoise, and alta via one + two. As my strength increased and the weather warmed, each successive route would move faster and with more days between resupplying. </text:span></text:p>
            <text:p><text:span text:style-name="T6"/></text:p>
            <text:p><text:span text:style-name="T6">The tour du mont blanc was a gentle welcome to the alpine with heavily trafficked trails and frequent refuges to snack and caffeinate. Compared to the remoteness of the american backcountry, it was jarring to be so isolated and then come upon a packed refuge with a gondola to the valley floor. In contrast, vanoise was a dissolution of frontcountry life and complete immersion into the alpine. Each day following an arc from the familiar to the obscure and back, as I passed through high mountain passes devoid of vegetation. I spent the entire week hovering above 8000 feet and with off-grid refuges a days walk apart. </text:span></text:p>
            <text:p><text:span text:style-name="T6"/></text:p>
            <text:p><text:span text:style-name="T6">While the dolomites are lower altitude, the contrast of alpine meadows butted against rough, rocky outcroppings was no less captivating. The exposed sections of via ferrata and frequent lightning storms served as a harrowing finale to the overall adventure, simultaneously building my confidence, route finding, and comfort in high-pressure circumstances. I walked the alta via one northbound, had a rest day in bruneck, and returned on alta via two southbound. The last day, hiking down the foothills with a wall of fog obscuring everything below the sheer cliffs, it felt like the culmination of a months-long dream sequence and as the flowing traverses brought me steadily back to the real world. </text:span></text:p>
          </table:table-cell>
        </table:table-row>
        <table:table-row table:style-name="ro1">
          <table:table-cell office:value-type="float" office:value="1" calcext:value-type="float">
            <text:p>1</text:p>
          </table:table-cell>
          <table:table-cell office:value-type="string" calcext:value-type="string">
            <text:p>pdx to sf</text:p>
          </table:table-cell>
          <table:table-cell office:value-type="float" office:value="1" calcext:value-type="float">
            <text:p>1</text:p>
          </table:table-cell>
          <table:table-cell office:value-type="string" calcext:value-type="string">
            <text:p>pacific coast</text:p>
          </table:table-cell>
          <table:table-cell office:value-type="float" office:value="2023" calcext:value-type="float">
            <text:p>2023</text:p>
          </table:table-cell>
          <table:table-cell office:value-type="string" calcext:value-type="string">
            <text:p><text:span text:style-name="T8">Going up: 29,000 ft</text:span></text:p>
            <text:p><text:span text:style-name="T8">Going out: ~900 miles</text:span></text:p>
            <text:p><text:span text:style-name="T8">Going over: 2 weeks</text:span></text:p>
            <text:p><text:span text:style-name="T8"/></text:p>
            <text:p><text:span text:style-name="T8">This was my first ever bikepacking trip and a thoroughly enchanting initiation at over nine hundred miles in the course of two weeks. The route closely traces the pacific coast, alternating between highway 1 and 101, and country roads. By choosing to embark southbound, I got a picturesque view of the coast not interrupted by passing cars, and the advantage of the predictable northerly winds. </text:span></text:p>
            <text:p><text:span text:style-name="T8"/></text:p>
            <text:p><text:span text:style-name="T8">Bikepacking strikes me as the sweet-spot between pedestrian and vehicle travel. It is at once fast enough to see entire regions and ranges in the course of days, yet slow enough that every scene can be taken in. The variation of this stretch of coast added a novelty to each day that was punctuated by consistent and rhythmic periods of climbing. The first week passed through each rocky southern oregon inlet, which offered the seriousness of passing logging trucks, but also an almost mythical abundance of blackberries, fog enshrouded beaches, and ocean-weathered rock. </text:span></text:p>
            <text:p><text:span text:style-name="T8"/></text:p>
            <text:p><text:span text:style-name="T8">The route passes into california and the avenue of the giants – an energetically stunning and almost clandestine stretch of old growth forest that the road seems to naturally meander through. Emerging from the avenue, I rode into the diametrically contrasted eel river valley. A hot and horrid section of non-existent highway shoulder riding that left me questioning my persuit of this sport. As quickly as it entered, the route forks out of the valley and up to the elevation high point for the entire pacific coast at leggett hill. After the whiplash of physical and emotional extremes, the route offered the salve of three tranquil days riding along isolated coastal road. I passed through farms and pacific bluffs that became increasingly suburban before crossing the golden gate bridge into san francisco. </text:spa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pitch="variable"/>
    <style:font-face style:name="Arial Unicode MS" svg:font-family="'Arial Unicode MS'" style:font-family-generic="system" style:font-pitch="variable"/>
    <style:font-face style:name="Bai Jamjuree" svg:font-family="'Bai Jamjuree'" style:font-pitch="variable"/>
    <style:font-face style:name="F" svg:font-family="" style:font-family-generic="roman"/>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4">00/00/0000</text:date>, <text:time style:data-style-name="N2" text:time-value="15:58:28.130668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22:18:00.487477000</meta:creation-date>
    <dc:date>2025-05-14T16:03:00.300986000</dc:date>
    <meta:editing-duration>PT20H47M1S</meta:editing-duration>
    <meta:editing-cycles>18</meta:editing-cycles>
    <meta:generator>LibreOffice/25.2.0.3$MacOSX_AARCH64 LibreOffice_project/e1cf4a87eb02d755bce1a01209907ea5ddc8f069</meta:generator>
    <meta:document-statistic meta:table-count="1" meta:cell-count="60" meta:object-count="0"/>
  </office:meta>
</office:document-meta>
</file>